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ff" draw:opacity="50%" draw:textarea-horizontal-align="left" draw:textarea-vertical-align="bottom" draw:auto-grow-height="false" draw:shadow-opacity="50%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fill-color="#ffff99" draw:textarea-horizontal-align="justify" draw:textarea-vertical-align="middle" draw:auto-grow-height="false"/>
    </style:style>
    <style:style style:name="gr4" style:family="graphic" style:parent-style-name="standard">
      <style:graphic-properties draw:marker-end="Arrow_20_concave" draw:marker-end-width="0.3cm" draw:textarea-horizontal-align="center" draw:textarea-vertical-align="middle"/>
    </style:style>
    <style:style style:name="gr5" style:family="graphic" style:parent-style-name="objectwithoutfill">
      <style:graphic-properties draw:marker-end="Arrow_20_concave" draw:marker-end-width="0.3cm" draw:fill="none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  <style:text-properties fo:font-size="14pt" style:font-size-asian="18pt" style:font-size-complex="18pt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text-align="center"/>
      <style:text-properties fo:font-size="14pt"/>
    </style:style>
    <style:style style:name="P4" style:family="paragraph">
      <style:paragraph-properties fo:text-align="center"/>
    </style:style>
    <style:style style:name="T1" style:family="text">
      <style:text-properties fo:font-size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1.4cm" svg:height="1.2cm" svg:x="2.4cm" svg:y="6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0.5cm" svg:height="1.2cm" svg:x="2.4cm" svg:y="4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6" draw:id="id6" draw:layer="layout" svg:width="4.255cm" svg:height="0.808cm" svg:x="2.7cm" svg:y="4.9cm">
          <text:p text:style-name="P2"><text:span text:style-name="T1">plugin-tools-jav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3" draw:id="id3" draw:layer="layout" svg:width="6cm" svg:height="0.808cm" svg:x="13.5cm" svg:y="3.5cm">
          <text:p text:style-name="P2"><text:span text:style-name="T1">plugin-tools-generato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1" draw:id="id1" draw:layer="layout" svg:width="5.165cm" svg:height="0.81cm" svg:x="7.635cm" svg:y="1.2cm">
          <text:p text:style-name="P2"><text:span text:style-name="T1">maven-plugin-plug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3.8cm" svg:height="0.81cm" svg:x="16.2cm" svg:y="4.4cm">
          <text:p text:style-name="P2"><text:span text:style-name="T1">Doxi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3.8cm" svg:height="0.809cm" svg:x="16.2cm" svg:y="5.3cm">
          <text:p text:style-name="P2"><text:span text:style-name="T1">plexus-veloc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4" draw:id="id4" draw:layer="layout" svg:width="4.1cm" svg:height="0.809cm" svg:x="2.7cm" svg:y="9.101cm">
          <text:p text:style-name="P2"><text:span text:style-name="T1">plugin-tools-a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5" draw:id="id5" draw:layer="layout" svg:width="4.9cm" svg:height="0.808cm" svg:x="2.3cm" svg:y="10.502cm">
          <text:p text:style-name="P2"><text:span text:style-name="T1">plugin-tools-mod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2" draw:id="id2" draw:layer="layout" svg:width="4.324cm" svg:height="0.81cm" svg:x="2cm" svg:y="3.49cm">
          <text:p text:style-name="P2"><text:span text:style-name="T1">plugin-tools-a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10.217cm" svg:y1="2.01cm" svg:x2="4.162cm" svg:y2="3.49cm" draw:start-shape="id1" draw:start-glue-point="2" draw:end-shape="id2" draw:end-glue-point="0" svg:d="m10217 2010-6055 1480">
          <text:p/>
        </draw:connector>
        <draw:connector draw:style-name="gr4" draw:text-style-name="P3" draw:layer="layout" draw:type="line" svg:x1="10.217cm" svg:y1="2.01cm" svg:x2="16.5cm" svg:y2="3.5cm" draw:start-shape="id1" draw:start-glue-point="2" draw:end-shape="id3" draw:end-glue-point="0" svg:d="m10217 2010 6283 1490">
          <text:p/>
        </draw:connector>
        <draw:custom-shape draw:style-name="gr3" draw:text-style-name="P1" draw:layer="layout" svg:width="4.6cm" svg:height="0.809cm" svg:x="14.2cm" svg:y="1.9cm">
          <text:p text:style-name="P2"><text:span text:style-name="T1">maven-plugin-a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.716cm" svg:height="0.809cm" svg:x="13cm" svg:y="4.9cm">
          <text:p text:style-name="P2"><text:span text:style-name="T1">qdo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8" draw:id="id8" draw:layer="layout" svg:width="5.8cm" svg:height="0.808cm" svg:x="2.7cm" svg:y="7.685cm">
          <text:p text:style-name="P2"><text:span text:style-name="T1">plugin-tools-beanshel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4.75cm" svg:y1="9.91cm" svg:x2="4.75cm" svg:y2="10.502cm" draw:start-shape="id4" draw:start-glue-point="2" draw:end-shape="id5" draw:end-glue-point="0" svg:d="m4750 9910v592">
          <text:p/>
        </draw:connector>
        <draw:custom-shape draw:style-name="gr2" draw:text-style-name="P1" xml:id="id7" draw:id="id7" draw:layer="layout" svg:width="5.8cm" svg:height="0.81cm" svg:x="2.7cm" svg:y="6.301cm">
          <text:p text:style-name="P2"><text:span text:style-name="T1">plugin-tools-annotat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5.099cm" svg:height="0.808cm" svg:x="7.501cm" svg:y="4.9cm">
          <text:p text:style-name="P2"><text:span text:style-name="T1">plugin-tools-javado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4.5cm" svg:height="0.81cm" svg:x="9cm" svg:y="6.301cm">
          <text:p text:style-name="P2"><text:span text:style-name="T1">plugin-annotat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4" draw:layer="layout" draw:line-skew="-0.199cm" svg:x1="2.7cm" svg:y1="5.304cm" svg:x2="2cm" svg:y2="3.895cm" draw:start-shape="id6" draw:start-glue-point="3" draw:end-shape="id2" svg:d="m2700 5304h-1400v-1409h700">
          <text:p/>
        </draw:connector>
        <draw:connector draw:style-name="gr5" draw:text-style-name="P4" draw:layer="layout" draw:line-skew="-0.8cm" svg:x1="2.7cm" svg:y1="6.706cm" svg:x2="2.001cm" svg:y2="3.896cm" draw:start-shape="id7" draw:start-glue-point="3" svg:d="m2700 6706h-1400v-2810h701">
          <text:p/>
        </draw:connector>
        <draw:connector draw:style-name="gr5" draw:text-style-name="P4" draw:layer="layout" draw:line-skew="-0.8cm" svg:x1="2.7cm" svg:y1="8.089cm" svg:x2="2.001cm" svg:y2="3.896cm" draw:start-shape="id8" draw:start-glue-point="3" svg:d="m2700 8089h-1400v-4193h701">
          <text:p/>
        </draw:connector>
        <draw:connector draw:style-name="gr5" draw:text-style-name="P4" draw:layer="layout" draw:line-skew="-0.8cm" svg:x1="2.7cm" svg:y1="9.505cm" svg:x2="2.001cm" svg:y2="3.896cm" draw:start-shape="id4" draw:start-glue-point="3" svg:d="m2700 9505h-1400v-5609h701">
          <text:p/>
        </draw:connector>
        <draw:custom-shape draw:style-name="gr3" draw:text-style-name="P1" draw:layer="layout" svg:width="1.716cm" svg:height="0.809cm" svg:x="13.9cm" svg:y="6.3cm">
          <text:p text:style-name="P2"><text:span text:style-name="T1">asm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4$Unix LibreOffice_project/340m1$Build-502</meta:generator>
    <meta:creation-date>2008-12-20T23:12:09</meta:creation-date>
    <dc:date>2012-05-13T22:56:27</dc:date>
    <meta:editing-cycles>46</meta:editing-cycles>
    <meta:editing-duration>PT10H38M18S</meta:editing-duration>
    <meta:document-statistic meta:object-count="24"/>
    <meta:user-defined meta:name="Info 1"/>
    <meta:user-defined meta:name="Info 2"/>
    <meta:user-defined meta:name="Info 3"/>
    <meta:user-defined meta:name="Info 4"/>
  </office:meta>
</office:document-meta>
</file>